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podpis" style:family="paragraph">
      <style:paragraph-properties fo:margin-top="0.3333in"/>
    </style:style>
    <style:style style:name="P21" style:parent-style-name="Příloha" style:family="paragraph">
      <style:text-properties fo:font-weight="normal" style:font-weight-asian="normal" style:use-window-font-color="true"/>
    </style:style>
    <style:style style:name="P22" style:parent-style-name="Příloha" style:family="paragraph">
      <style:text-properties fo:font-weight="normal" style:font-weight-asian="normal" style:use-window-font-color="true"/>
    </style:style>
    <style:style style:name="P23" style:parent-style-name="Příloha" style:family="paragraph">
      <style:text-properties fo:font-weight="normal" style:font-weight-asian="normal"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43/2023</text:p>
            <text:p text:style-name="Normální">KVOP-40828/2023</text:p>
            <text:p text:style-name="Normální">01. 11. 2023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V. B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 vyřízení žádosti o informace</text:h>
      <text:h text:style-name="Nadpis1" text:outline-level="1">podle zákona č.<text:s/>106/1999 Sb., o svobodném přístupu k informacím</text:h>
      <text:p text:style-name="Základnítext">Vážený pane B.,</text:p>
      <text:p text:style-name="Základnítext">dne 18. října 2023 obdržela Kancelář veřejného ochránce práv Vaši žádost o informace.</text:p>
      <text:p text:style-name="Základnítext">Žádáte o:</text:p>
      <text:list text:style-name="LFO3_1" text:continue-numbering="true">
        <text:list-item>
          <text:p text:style-name="P18">Podrobný denní pracovní program ombudsmana Stanislava Křečka v období 1. 6. 2023 až do současnosti (18. 10. 2023). Prosím o uvedení času, místa, typu pracovní agendy (např. jednání, vyřizování písemností, služební cesta apod.) V případě úředních jednání prosím o uvedení jména protějšku, či alespoň instituce, kterou dotyčný při jednání s ombudsmanem zastupoval.</text:p>
        </text:list-item>
        <text:list-item>
          <text:p text:style-name="P19">Knihu jízd či jiný podobný dokument, z nějž bude patrné, během kterých jízd služebními vozidly úřadu ombudsmana byl přepravovanou osobou ombudsman Stanislav Křeček, a to za stejné období jako v bodu 1 (1. 6. – 18. 10. 2023). Prosím u každé této<text:s/>jízdy o uvedení základních údajů – datum, čas, odkud - kam, počet kilometrů, účel cesty.</text:p>
        </text:list-item>
      </text:list>
      <text:p text:style-name="Základnítext"><text:span text:style-name="Silné">Dáváme Vám tyto informace</text:span>:</text:p>
      <text:h text:style-name="Nadpis2" text:outline-level="2">K bodu č. 1</text:h>
      <text:p text:style-name="Základnítext">V Příloze č. 1 Vám přikládám vygenerovaný výpis z aplikace Outlook z kalendáře, který vede Sekretariát veřejného ochránce práv a<text:s/>jeho zástupce k aktivitám veřejného ochránce práv JUDr. Stanislava Křečka. V tomto kontextu považuji za důležité Vás informovat o tom, že ne všechny aktivity ombudsmana jsou v daném kalendáři zaneseny, neboť si pan ombudsman část svých aktivit organizuje<text:s/>sám. Informační povinnost se vztahuje k informacím, kterými Kancelář veřejného ochránce práv (dále jen „KVOP“) disponuje, resp. podle zákona má disponovat. Informační zákon neukládá, aby KVOP měla k dispozici úplný přehled či vedla evidenci aktivit ombudsmana JUDr. Stanislava Křečka. Z toho důvodu může KVOP poskytnout jen ty informace, kterými jako organizace zajišťující odbornou, organizační a technickou činnost ochránce disponuje. Z tohoto důvodu Vám poskytuji uvedený výpis, který naplňuje § 3 odst. 3 zákona o svobodném přístupu k informacím. Informací se totiž pro účely informačního zákona rozumí jakýkoliv obsah nebo jeho část v jakékoliv podobě, zaznamenaný na jakémkoliv nosiči, zejména obsah písemného záznamu na listině, záznamu<text:s/><text:soft-page-break/>uloženého v elektronické<text:s/>podobě nebo záznamu zvukového, obrazového nebo audiovizuálního. Informační povinnost se tedy může vztahovat pouze k těm informacím, kterými povinné subjekty v danou chvíli disponují, tzn. k informacím reálně existujícím.</text:p>
      <text:p text:style-name="Základnítext">V uvedeném výpisu je někdy operováno s interním označením právníků, se kterými veřejný ochránce práv jedná, z tohoto důvodu Vám přikládám seznam právníků s uvedením jejich zkratek (Příloha č. 2).</text:p>
      <text:h text:style-name="Nadpis2" text:outline-level="2">K bodu č. 2</text:h>
      <text:p text:style-name="Základnítext">V Příloze č. 3 Vám přikládám výpis z knihy jízd, obsahující Vámi požadované informace. V tomto kontextu považuji za důležité Vás informovat o tom, že účel všech jízd veřejného ochránce práv JUDr. Stanislava Křečka není KVOP znám, neboť pan ombudsman si část svých aktivit/jízd organizuje sám a má k dispozici jak služební auto s řidičem,<text:s/>tak i své služební auto (viz dále v textu).</text:p>
      <text:p text:style-name="Základnítext">Za důležité také považuji to, že podle ustanovení § 6 odst. 3 písm. a) zákona č. 236/1995 Sb., o platu a dalších náležitostech spojených s výkonem funkce představitelů státní moci a některých státních orgánů a soudců a poslanců Evropského parlamentu, ve znění pozdějších předpisů, náleží veřejnému ochránci práv naturální plnění, tedy užívání služebního vozidla s řidičem i bez něho k výkonu funkce nebo v souvislosti s ním a k osobní dispozici. V souladu s ustanovením § 8 odst. 2 zákona č. 349/1999 Sb., o veřejném ochránci práv ve znění pozdějších předpisů, ochránci náleží naturální plnění jako prezidentovi Nejvyššího kontrolního úřadu, jehož rozsah je definován v § 24 odst. 1 zákona č. 236/1995 Sb., o platu a dalších<text:s/>náležitostech spojených s výkonem funkce představitelů státní moci a některých státních orgánů a soudců a poslanců Evropského parlamentu ve znění pozdějších předpisů.</text:p>
      <text:p text:style-name="Základnítext">S pozdravem</text:p>
      <text:p text:style-name="Základnítext"/>
      <text:p text:style-name="P20">JUDr. Pavel Pořízek, Ph.D. v. r.</text:p>
      <text:p text:style-name="podpis">vedoucí Kanceláře veřejného ochránce práv</text:p>
      <text:p text:style-name="podpis">(podepsáno elektronicky)</text:p>
      <text:p text:style-name="Příloha"/>
      <text:p text:style-name="Příloha"/>
      <text:p text:style-name="Příloha">Přílohy</text:p>
      <text:p text:style-name="P21">Příloha č. 1 – Výpis z kalendáře</text:p>
      <text:p text:style-name="P22">Příloha č. 2 – Zkratky právníků Kanceláře veřejného ochránce práv</text:p>
      <text:p text:style-name="P23">Příloha č. 3 – Výpis z knihy jízd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Y3DM*</text:span></text:p>
        <text:p text:style-name="P12"><text:span text:style-name="T13">KVOPX00DY3DM</text:span>KVOPX00DY3DM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11-28T12:02:00Z</meta:creation-date>
    <dc:date>2023-11-28T12:28:00Z</dc:date>
    <meta:print-date>2016-06-27T07:08:00Z</meta:print-date>
    <meta:template xlink:href="KVOP_dopis%20vedoucího" xlink:type="simple"/>
    <meta:editing-cycles>4</meta:editing-cycles>
    <meta:editing-duration>PT480S</meta:editing-duration>
    <meta:user-defined meta:name="ContentTypeId">0x010100D3A71DC738674B4893D02C4CA0E22FAC</meta:user-defined>
    <meta:document-statistic meta:page-count="2" meta:paragraph-count="8" meta:word-count="606" meta:character-count="4180" meta:row-count="29" meta:non-whitespace-character-count="3582"/>
  </office:meta>
</office:document-meta>
</file>